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LTC700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sns</text:p>
          </table:table-cell>
          <table:table-cell table:formula="of:=[.B1]/[.B2]" office:value-type="float" office:value="4" calcext:value-type="float">
            <text:p>4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Rsns Dissipation</text:p>
          </table:table-cell>
          <table:table-cell table:formula="of:=[.B2]^2*[.B3]" office:value-type="float" office:value="100" calcext:value-type="float">
            <text:p>100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Rds On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Ploss</text:p>
          </table:table-cell>
          <table:table-cell table:formula="of:=[.B2]^2*[.B5]" office:value-type="float" office:value="28.75" calcext:value-type="float">
            <text:p>28.75</text:p>
          </table:table-cell>
          <table:table-cell office:value-type="string" calcext:value-type="string">
            <text:p>mW</text:p>
          </table:table-cell>
        </table:table-row>
      </table:table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  <table:table-cell/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  <table:table-cell/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With Totem Circ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8:.B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100*[.B20])*1000000" office:value-type="float" office:value="1666.66666666667" calcext:value-type="float">
            <text:p>1,666.6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</table:table>
      <table:table table:name="MIC5014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gate capacit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 table:formula="of:=[.B2]+[.B3]" office:value-type="float" office:value="70" calcext:value-type="float">
            <text:p>7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hertz</text:p>
          </table:table-cell>
          <table:table-cell table:style-name="ce3" table:formula="of:=1/([.B4])*1000000" office:value-type="float" office:value="14285.7142857143" calcext:value-type="float">
            <text:p>14,285.71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3:27:08.4678805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28T16:47:31.367590077</meta:creation-date>
    <dc:date>2024-08-21T14:16:25.234853393</dc:date>
    <meta:editing-duration>PT5H21M12S</meta:editing-duration>
    <meta:editing-cycles>9</meta:editing-cycles>
    <meta:generator>LibreOffice/7.2.2.2$MacOSX_X86_64 LibreOffice_project/02b2acce88a210515b4a5bb2e46cbfb63fe97d56</meta:generator>
    <meta:document-statistic meta:table-count="3" meta:cell-count="76" meta:object-count="0"/>
  </office:meta>
</office:document-meta>
</file>